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Listener.postUpdate(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Listener.postRemove(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Listener.postPersist(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Listener.prePersist(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Listener.postLoad(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Listener.preRemove(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Listener.preUpdate(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